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Scope.remov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ContextScope.get( String name , ObjectFactory &lt; ? &gt; object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ContextScope.registerDestructionCallback( String name ,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ContextScope.ServletContextScope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Context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cope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ContextScope.resolveContextual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